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quals.appendArray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Equals.matches( Object actual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rrayEqual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Equals.createObjectArray( Object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Equals.ArrayEquals( Object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